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743cm" table:align="left" style:writing-mode="lr-tb"/>
    </style:style>
    <style:style style:name="Tabela4.A" style:family="table-column">
      <style:table-column-properties style:column-width="15.7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size="10pt" fo:font-weight="normal" officeooo:rsid="001c0c23" officeooo:paragraph-rsid="001e1cc9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O-Normal">
      <style:paragraph-properties fo:line-height="100%"/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9" style:family="paragraph" style:parent-style-name="Espaço_5f_capa">
      <style:text-properties fo:font-size="36pt" fo:background-color="#ff0000" style:font-size-asian="36pt"/>
    </style:style>
    <style:style style:name="P10" style:family="paragraph" style:parent-style-name="campo1">
      <style:paragraph-properties fo:text-align="center" style:justify-single-word="false"/>
    </style:style>
    <style:style style:name="P11" style:family="paragraph" style:parent-style-name="Texto_20_tabela">
      <style:paragraph-properties fo:text-align="center" style:justify-single-word="false" style:snap-to-layout-grid="false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de701" officeooo:paragraph-rsid="001de701"/>
    </style:style>
    <style:style style:name="P13" style:family="paragraph" style:parent-style-name="Corpo_20_de_20_texto">
      <style:paragraph-properties fo:text-align="center" style:justify-single-word="false"/>
    </style:style>
    <style:style style:name="P14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5" style:family="paragraph" style:parent-style-name="LO-Normal3">
      <style:paragraph-properties fo:text-align="center" style:justify-single-word="false"/>
    </style:style>
    <style:style style:name="P16" style:family="paragraph" style:parent-style-name="LO-Normal3">
      <style:paragraph-properties fo:text-align="center" style:justify-single-word="false"/>
      <style:text-properties officeooo:paragraph-rsid="001de701"/>
    </style:style>
    <style:style style:name="P17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8" style:family="paragraph" style:parent-style-name="Standard">
      <style:text-properties officeooo:paragraph-rsid="001e1cc9"/>
    </style:style>
    <style:style style:name="P19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1cc9"/>
    </style:style>
    <style:style style:name="P20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e1cc9"/>
    </style:style>
    <style:style style:name="P21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e5c47"/>
    </style:style>
    <style:style style:name="P2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23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e1cc9"/>
    </style:style>
    <style:style style:name="P24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e1cc9"/>
    </style:style>
    <style:style style:name="P25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e5c47"/>
    </style:style>
    <style:style style:name="P26" style:family="paragraph" style:parent-style-name="Heading_20_1" style:list-style-name="">
      <style:paragraph-properties fo:margin-left="0cm" fo:margin-right="0cm" fo:text-indent="0cm" style:auto-text-indent="false"/>
    </style:style>
    <style:style style:name="P27" style:family="paragraph" style:parent-style-name="Heading_20_1" style:list-style-name="WW8Num2">
      <style:paragraph-properties fo:margin-top="0.635cm" fo:margin-bottom="0.423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e1cc9" officeooo:paragraph-rsid="001e1cc9" fo:hyphenate="false" fo:hyphenation-remain-char-count="2" fo:hyphenation-push-char-count="2"/>
    </style:style>
    <style:style style:name="P28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9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30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31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3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3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e1cc9"/>
    </style:style>
    <style:style style:name="P34" style:family="paragraph" style:parent-style-name="Heading_20_2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paragraph-rsid="001e1cc9"/>
    </style:style>
    <style:style style:name="P35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6" style:family="paragraph" style:parent-style-name="Heading_20_3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</style:style>
    <style:style style:name="P3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e1cc9"/>
    </style:style>
    <style:style style:name="P3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40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41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2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43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44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e1cc9"/>
    </style:style>
    <style:style style:name="T1" style:family="text">
      <style:text-properties style:font-name-asian="Arial"/>
    </style:style>
    <style:style style:name="T2" style:family="text">
      <style:text-properties officeooo:rsid="001de701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de701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e1cc9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e5c47" style:font-size-asian="10pt" style:font-style-asian="normal" style:font-weight-asian="normal" style:font-name-complex="arial" style:font-size-complex="10pt"/>
    </style:style>
    <style:style style:name="T9" style:family="text">
      <style:text-properties fo:font-size="15pt" style:font-name-asian="Arial" style:font-size-asian="15pt" style:font-size-complex="15pt"/>
    </style:style>
    <style:style style:name="T10" style:family="text">
      <style:text-properties fo:font-size="15pt" officeooo:rsid="0016d7d2" style:font-name-asian="Arial" style:font-size-asian="15pt" style:font-size-complex="15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style:font-name="Liberation Sans" fo:font-size="15pt" fo:font-style="normal" fo:font-weight="bold" officeooo:rsid="001de701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style:font-name="Liberation Sans" fo:font-size="15pt" fo:font-style="normal" fo:font-weight="bold" officeooo:rsid="001e1cc9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5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e1cc9" style:font-weight-asian="normal" style:font-weight-complex="normal"/>
    </style:style>
    <style:style style:name="T18" style:family="text">
      <style:text-properties fo:font-weight="normal" style:font-name-asian="Arial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weight-complex="normal"/>
    </style:style>
    <style:style style:name="T20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1" style:family="text">
      <style:text-properties fo:color="#000000" fo:font-size="10pt" style:font-size-asian="10pt" style:font-name-complex="Times New Roman" style:font-size-complex="10pt"/>
    </style:style>
    <style:style style:name="T22" style:family="text">
      <style:text-properties fo:color="#000000" fo:font-size="10pt" officeooo:rsid="0016d7d2" style:font-size-asian="10pt" style:font-name-complex="Times New Roman" style:font-size-complex="10pt"/>
    </style:style>
    <style:style style:name="T23" style:family="text">
      <style:text-properties fo:color="#000000" fo:font-size="10pt" officeooo:rsid="001e1cc9" style:font-size-asian="10pt" style:font-name-complex="Times New Roman" style:font-size-complex="10pt"/>
    </style:style>
    <style:style style:name="T24" style:family="text">
      <style:text-properties fo:color="#000000" fo:font-size="10pt" officeooo:rsid="001e5c47" style:font-size-asian="10pt" style:font-name-complex="Times New Roman" style:font-size-complex="10pt"/>
    </style:style>
    <style:style style:name="T25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6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7" style:family="text">
      <style:text-properties fo:color="#000000" officeooo:rsid="001c0c23" style:font-name-complex="Times New Roman"/>
    </style:style>
    <style:style style:name="T28" style:family="text">
      <style:text-properties fo:color="#000000" officeooo:rsid="001de701" style:font-name-complex="Times New Roman"/>
    </style:style>
    <style:style style:name="T29" style:family="text">
      <style:text-properties fo:color="#000000" officeooo:rsid="001e1cc9" style:font-name-complex="Times New Roman"/>
    </style:style>
    <style:style style:name="T30" style:family="text">
      <style:text-properties fo:color="#000000" officeooo:rsid="001e5c47" style:font-name-complex="Times New Roman"/>
    </style:style>
    <style:style style:name="T31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e1cc9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32" style:family="text">
      <style:text-properties fo:color="#000000" style:font-name="Arial2" officeooo:rsid="001d5f2a" style:font-name-complex="Arial3"/>
    </style:style>
    <style:style style:name="T33" style:family="text">
      <style:text-properties fo:color="#000000" style:font-name="Arial2" officeooo:rsid="001e1d76" style:font-name-complex="Arial3"/>
    </style:style>
    <style:style style:name="T34" style:family="text">
      <style:text-properties fo:color="#000000" style:font-name="Arial2" fo:font-size="10pt" officeooo:rsid="001e1d76" style:font-name-asian="Arial" style:font-size-asian="10pt" style:font-name-complex="Arial3" style:font-size-complex="10pt"/>
    </style:style>
    <style:style style:name="T35" style:family="text">
      <style:text-properties fo:color="#000000" style:font-name="Arial2" fo:font-size="10pt" fo:font-weight="normal" officeooo:rsid="001e1d76" style:font-name-asian="Arial" style:font-size-asian="10pt" style:font-weight-asian="normal" style:font-name-complex="Arial3" style:font-size-complex="10pt" style:font-weight-complex="normal"/>
    </style:style>
    <style:style style:name="T36" style:family="text">
      <style:text-properties fo:color="#000000" style:font-name="Arial2" fo:font-size="10pt" fo:font-weight="normal" officeooo:rsid="0022575c" style:font-name-asian="Arial" style:font-size-asian="10pt" style:font-weight-asian="normal" style:font-name-complex="Arial3" style:font-size-complex="10pt" style:font-weight-complex="normal"/>
    </style:style>
    <style:style style:name="T37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8" style:family="text">
      <style:text-properties style:font-name="Arial" fo:font-weight="normal" officeooo:rsid="001de701" style:font-name-asian="Arial" style:font-weight-asian="normal" style:font-name-complex="Arial" style:font-weight-complex="normal"/>
    </style:style>
    <style:style style:name="T39" style:family="text">
      <style:text-properties style:font-name="Arial" fo:font-weight="normal" officeooo:rsid="001e1cc9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9"/>
      <text:p text:style-name="P10"><text:span text:style-name="Fonte_20_parág._20_padrão"><text:span text:style-name="T3"><text:s text:c="3"/></text:span></text:span></text:p>
      <text:p text:style-name="P14">Documento de Especificação de Caso de Uso </text:p>
      <text:p text:style-name="P15"/>
      <text:p text:style-name="P13"><text:span text:style-name="Fonte_20_parág._20_padrão"><text:span text:style-name="T9">GP– Gestão </text:span></text:span><text:span text:style-name="Fonte_20_parág._20_padrão"><text:span text:style-name="T10">de Pessoas</text:span></text:span></text:p>
      <text:p text:style-name="P15"/>
      <text:p text:style-name="P16"><text:span text:style-name="Fonte_20_parág._20_padrão"><text:span text:style-name="T12">UC</text:span></text:span><text:span text:style-name="Fonte_20_parág._20_padrão"><text:span text:style-name="T13">1</text:span></text:span><text:span text:style-name="Fonte_20_parág._20_padrão"><text:span text:style-name="T14">3</text:span></text:span><text:span text:style-name="Fonte_20_parág._20_padrão"><text:span text:style-name="T12"> – </text:span></text:span><text:span text:style-name="Fonte_20_parág._20_padrão"><text:span text:style-name="T31">Selecionar Turma</text:span></text:span></text:p>
      <text:p text:style-name="P15"><text:span text:style-name="Fonte_20_parág._20_padrão"><text:span text:style-name="T12"/></text:span></text:p>
      <text:h text:style-name="P26" text:outline-level="1"><text:bookmark-start text:name="__RefHeading__246_309531963"/><text:bookmark-start text:name="__RefHeading__7635_1906137012"/><text:bookmark-start text:name="__RefHeading__63_1275273786"/><text:bookmark-start text:name="__RefHeading__468_490762481"/><text:bookmark-start text:name="__RefHeading__45_178789685"/><text:bookmark-start text:name="__RefHeading__91_349077762"/><text:bookmark-start text:name="__RefHeading__224_316480181"/><text:bookmark-start text:name="__RefHeading__137_1511968741"/><text:bookmark text:name="_Ref89052436"/><text:span text:style-name="Fonte_20_parág._20_padrão"><text:span text:style-name="T11">Histórico</text:span></text:span><text:bookmark-end text:name="__RefHeading__246_309531963"/><text:bookmark-end text:name="__RefHeading__7635_1906137012"/><text:bookmark-end text:name="__RefHeading__63_1275273786"/><text:bookmark-end text:name="__RefHeading__468_490762481"/><text:bookmark-end text:name="__RefHeading__45_178789685"/><text:bookmark-end text:name="__RefHeading__91_349077762"/><text:bookmark-end text:name="__RefHeading__224_316480181"/><text:bookmark-end text:name="__RefHeading__137_151196874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2">13/04/2015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2">Beatriz Brito do Rêgo</text:p>
          </table:table-cell>
          <table:table-cell table:style-name="Tabela1.D1" office:value-type="string">
            <text:p text:style-name="P41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41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42"/>
          </table:table-cell>
        </table:table-row>
      </table:table>
      <text:section text:style-name="Sect1" text:name="Seção1">
        <text:p text:style-name="P4"/>
        <text:p text:style-name="P4"><text:bookmark-start text:name="_Ref418497390"/><text:bookmark-start text:name="_Ref439573339"/><text:span text:style-name="Fonte_20_parág._20_padrão"><text:span text:style-name="T15">Especificação de casos de uso</text:span></text:span></text:p>
        <text:list xml:id="list7448652077130154305" text:style-name="WW8Num2">
          <text:list-item>
            <text:h text:style-name="P27" text:outline-level="1">Selecionar turma<text:tab/><text:bookmark-start text:name="__RefHeading__252_309531963"/><text:bookmark-start text:name="__RefHeading__7641_1906137012"/><text:bookmark-start text:name="__RefHeading__97_349077762"/><text:bookmark-start text:name="__RefHeading__230_316480181"/><text:bookmark-start text:name="__RefHeading__143_1511968741"/><text:bookmark-start text:name="__RefHeading__250_309531963"/><text:bookmark-start text:name="__RefHeading__7639_1906137012"/><text:bookmark-start text:name="__RefHeading__95_349077762"/><text:bookmark-start text:name="__RefHeading__228_316480181"/><text:bookmark-start text:name="__RefHeading__141_1511968741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470_490762481"/><text:bookmark-start text:name="__RefHeading__446_1105478727"/><text:bookmark-start text:name="__RefHeading__47_178789685"/><text:bookmark-start text:name="__RefHeading__65_1275273786"/></text:h>
            <text:list>
              <text:list-item>
                <text:h text:style-name="P29" text:outline-level="2"><text:bookmark-start text:name="__RefHeading__256_309531963"/><text:bookmark-start text:name="__RefHeading__7645_1906137012"/><text:bookmark-start text:name="__RefHeading__101_349077762"/><text:bookmark-start text:name="__RefHeading__234_316480181"/><text:bookmark-start text:name="__RefHeading__147_1511968741"/><text:bookmark-start text:name="__RefHeading__73_1275273786"/><text:bookmark-start text:name="__RefHeading__478_490762481"/><text:bookmark-start text:name="__RefHeading__454_1105478727"/><text:bookmark-start text:name="__RefHeading__55_178789685"/>Descrição</text:h>
              </text:list-item>
            </text:list>
          </text:list-item>
        </text:list>
        <text:p text:style-name="P19"><text:span text:style-name="Fonte_20_parág._20_padrão"><text:span text:style-name="T34">Definir qual determinada turma cada estagiário será cadastrado em um período de tempo.</text:span></text:span></text:p>
        <text:list xml:id="list103218523101617" text:continue-numbering="true" text:style-name="WW8Num2">
          <text:list-item>
            <text:list>
              <text:list-item>
                <text:h text:style-name="P31" text:outline-level="2"><text:bookmark-start text:name="__RefHeading__260_309531963"/><text:bookmark-start text:name="__RefHeading__7647_1906137012"/><text:bookmark-start text:name="__RefHeading__103_349077762"/><text:bookmark-start text:name="__RefHeading__236_316480181"/><text:bookmark-start text:name="__RefHeading__149_1511968741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16">Atores</text:span><text:span text:style-name="Fonte_20_parág._20_padrão"><text:span text:style-name="T18"> </text:span></text:span><text:span text:style-name="T16">Envolvidos</text:span></text:h>
              </text:list-item>
            </text:list>
          </text:list-item>
        </text:list>
        <text:p text:style-name="P7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103217922633638" text:continue-numbering="true" text:style-name="WW8Num2">
          <text:list-item>
            <text:list>
              <text:list-item>
                <text:h text:style-name="P31" text:outline-level="2"><text:bookmark-start text:name="__RefHeading__262_309531963"/><text:bookmark-start text:name="__RefHeading__7695_1906137012"/><text:bookmark-start text:name="__RefHeading__105_349077762"/><text:bookmark-start text:name="__RefHeading__238_316480181"/><text:bookmark-start text:name="__RefHeading__151_1511968741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16">Fluxo</text:span><text:span text:style-name="Fonte_20_parág._20_padrão"><text:span text:style-name="T18"> </text:span></text:span><text:span text:style-name="T16">Básico Específico</text:span><text:span text:style-name="Fonte_20_parág._20_padrão"><text:span text:style-name="T18"> Visualizar Projetos </text:span></text:span><text:span text:style-name="T16">(</text:span><text:span text:style-name="Fonte_20_parág._20_padrão"><text:span text:style-name="T19">Happy</text:span></text:span><text:span text:style-name="Fonte_20_parág._20_padrão"><text:span text:style-name="T20"> </text:span></text:span><text:span text:style-name="Fonte_20_parág._20_padrão"><text:span text:style-name="T19">Day</text:span></text:span><text:span text:style-name="T16">)</text:span><text:bookmark-end text:name="_Ref162424072"/><text:span text:style-name="T16"> </text:span></text:h>
              </text:list-item>
            </text:list>
          </text:list-item>
        </text:list>
        <text:p text:style-name="P8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8725625001860007405" text:style-name="WW8Num15">
                <text:list-item>
                  <text:p text:style-name="P21"><text:span text:style-name="Fonte_20_parág._20_padrão"><text:span text:style-name="T22"><text:s text:c="2"/>Ator </text:span></text:span><text:span text:style-name="Fonte_20_parág._20_padrão"><text:span text:style-name="T24">informa informações necessárias para selecionar turma: Conta Github, Conta Redmine e Turma</text:span></text:span><text:span text:style-name="Fonte_20_parág._20_padrão"><text:span text:style-name="T21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3219004450147" text:continue-numbering="true" text:style-name="WW8Num15">
                <text:list-item>
                  <text:p text:style-name="P43"><text:span text:style-name="Fonte_20_parág._20_padrão"><text:span text:style-name="T5">Ator </text:span></text:span><text:span text:style-name="Fonte_20_parág._20_padrão"><text:span text:style-name="T8">confirma a operação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3218934569325" text:continue-numbering="true" text:style-name="WW8Num15">
                <text:list-item>
                  <text:p text:style-name="P25"><text:span text:style-name="Fonte_20_parág._20_padrão"><text:span text:style-name="T30">Sistema verifica informações do estagiário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3218139385411" text:continue-numbering="true" text:style-name="WW8Num15">
                <text:list-item>
                  <text:p text:style-name="P25"><text:span text:style-name="Fonte_20_parág._20_padrão"><text:span text:style-name="T8">Sistema cadastra informações do estagiário e adiciona o turma escolhida;</text:span></text:span></text:p>
                </text:list-item>
              </text:list>
            </table:table-cell>
          </table:table-row>
        </table:table>
        <text:h text:style-name="P36" text:outline-level="3"><text:bookmark-end text:name="_Ref88992566"/><text:bookmark-start text:name="_Ref305840747"/><text:bookmark-start text:name="_Ref89658577"/><text:bookmark-start text:name="_Ref83717314"/><text:bookmark-start text:name="_Ref89056686"/><text:soft-page-break/></text:h>
        <text:list xml:id="list103219623956065" text:continue-list="list103217922633638" text:style-name="WW8Num2">
          <text:list-item>
            <text:list>
              <text:list-item>
                <text:h text:style-name="P31" text:outline-level="2"><text:bookmark-end text:name="_Ref305840747"/><text:bookmark-end text:name="_Ref89658577"/><text:bookmark-end text:name="_Ref83717314"/><text:bookmark-end text:name="_Ref89056686"/><text:bookmark-start text:name="__RefHeading__266_309531963"/><text:bookmark-start text:name="__RefHeading__7653_1906137012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109_349077762"/><text:bookmark-start text:name="__RefHeading__242_316480181"/><text:bookmark-start text:name="__RefHeading__155_1511968741"/><text:span text:style-name="T16">Fluxos</text:span><text:span text:style-name="Fonte_20_parág._20_padrão"><text:span text:style-name="T18"> </text:span></text:span><text:span text:style-name="T16">Alternativos</text:span><text:bookmark-end text:name="__RefHeading__266_309531963"/><text:bookmark-end text:name="__RefHeading__7653_1906137012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109_349077762"/><text:bookmark-end text:name="__RefHeading__242_316480181"/><text:bookmark-end text:name="__RefHeading__155_1511968741"/></text:h>
              </text:list-item>
            </text:list>
          </text:list-item>
        </text:list>
        <text:p text:style-name="P38"><text:span text:style-name="Fonte_20_parág._20_padrão"><text:span text:style-name="T26"/></text:span>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list xml:id="list103219996645520" text:continue-list="list103218139385411" text:style-name="WW8Num15">
                <text:list-item text:start-value="1">
                  <text:p text:style-name="P21"><text:span text:style-name="Fonte_20_parág._20_padrão"><text:span text:style-name="T22"><text:s text:c="2"/>Ator </text:span></text:span><text:span text:style-name="Fonte_20_parág._20_padrão"><text:span text:style-name="T24">informa informações necessárias para selecionar turma: Conta Github, Conta Redmine e Turma</text:span></text:span><text:span text:style-name="Fonte_20_parág._20_padrão"><text:span text:style-name="T21">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103219125346828" text:continue-numbering="true" text:style-name="WW8Num15">
                <text:list-item>
                  <text:p text:style-name="P43"><text:span text:style-name="Fonte_20_parág._20_padrão"><text:span text:style-name="T5">Ator </text:span></text:span><text:span text:style-name="Fonte_20_parág._20_padrão"><text:span text:style-name="T8">confirma a operação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103219709149060" text:continue-numbering="true" text:style-name="WW8Num15">
                <text:list-item>
                  <text:p text:style-name="P25"><text:span text:style-name="Fonte_20_parág._20_padrão"><text:span text:style-name="T30">Sistema verifica informações do estagiário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103219518643157" text:continue-numbering="true" text:style-name="WW8Num15">
                <text:list-item>
                  <text:p text:style-name="P25"><text:span text:style-name="Fonte_20_parág._20_padrão"><text:span text:style-name="T8">Sistema inválida informações do estagiário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103219857721793" text:continue-numbering="true" text:style-name="WW8Num15">
                <text:list-item>
                  <text:p text:style-name="P25"><text:span text:style-name="Fonte_20_parág._20_padrão"><text:span text:style-name="T8">Sistema não cadastra informações do estagiário e não o adiciona na turma selecionada;</text:span></text:span></text:p>
                </text:list-item>
              </text:list>
            </table:table-cell>
          </table:table-row>
        </table:table>
        <text:p text:style-name="P18"/>
        <text:list xml:id="list103218453073013" text:continue-list="list103219623956065" text:style-name="WW8Num2">
          <text:list-item>
            <text:list>
              <text:list-item>
                <text:h text:style-name="P32" text:outline-level="2"><text:bookmark-start text:name="__RefHeading__268_309531963"/><text:bookmark-start text:name="__RefHeading__7697_1906137012"/><text:bookmark-start text:name="__RefHeading__111_349077762"/><text:bookmark-start text:name="__RefHeading__244_316480181"/><text:bookmark-start text:name="__RefHeading__157_1511968741"/><text:span text:style-name="Fonte_20_parág._20_padrão"><text:span text:style-name="T25">Fluxos de Exceção</text:span></text:span><text:bookmark-end text:name="__RefHeading__268_309531963"/><text:bookmark-end text:name="__RefHeading__7697_1906137012"/><text:bookmark-end text:name="__RefHeading__111_349077762"/><text:bookmark-end text:name="__RefHeading__244_316480181"/><text:bookmark-end text:name="__RefHeading__157_1511968741"/></text:h>
              </text:list-item>
            </text:list>
          </text:list-item>
        </text:list>
        <text:p text:style-name="P17">Não se aplica</text:p>
        <text:list xml:id="list103219509544590" text:continue-numbering="true" text:style-name="WW8Num2">
          <text:list-item>
            <text:list>
              <text:list-item>
                <text:h text:style-name="P33" text:outline-level="2"><text:span text:style-name="T16">Pré-Condiçõe</text:span><text:span text:style-name="T17">s</text:span></text:h>
                <text:h text:style-name="P34" text:outline-level="2"><text:span text:style-name="Fonte_20_parág._20_padrão"><text:span text:style-name="T35">Estagiário </text:span></text:span><text:span text:style-name="Fonte_20_parág._20_padrão"><text:span text:style-name="T36">e</text:span></text:span><text:span text:style-name="Fonte_20_parág._20_padrão"><text:span text:style-name="T35">stá cadastrado no sistema</text:span></text:span></text:h>
              </text:list-item>
            </text:list>
          </text:list-item>
        </text:list>
        <text:p text:style-name="P6"><text:bookmark-start text:name="__RefHeading__7720_1906137012"/><text:span text:style-name="Fonte_20_parág._20_padrão"><text:span text:style-name="T37">Para que o caso de uso seja iniciado é necessário que o </text:span></text:span><text:span text:style-name="Fonte_20_parág._20_padrão"><text:span text:style-name="T39">estagiário esteja cadastrado no sistema</text:span></text:span><text:span text:style-name="Fonte_20_parág._20_padrão"><text:span text:style-name="T38">.</text:span></text:span><text:span text:style-name="Fonte_20_parág._20_padrão"><text:span text:style-name="T37"> </text:span></text:span><text:bookmark-end text:name="__RefHeading__7720_1906137012"/></text:p>
        <text:list xml:id="list103219373224406" text:continue-numbering="true" text:style-name="WW8Num2">
          <text:list-item>
            <text:list>
              <text:list-item>
                <text:h text:style-name="P30" text:outline-level="2"><text:bookmark-start text:name="__RefHeading__274_309531963"/><text:bookmark-start text:name="__RefHeading__7661_1906137012"/><text:bookmark-start text:name="__RefHeading__494_490762481"/><text:bookmark-start text:name="__RefHeading__470_1105478727"/><text:bookmark-start text:name="__RefHeading__71_178789685"/><text:bookmark-start text:name="__RefHeading__89_1275273786"/><text:bookmark-start text:name="__RefHeading__117_349077762"/><text:bookmark-start text:name="__RefHeading__250_316480181"/><text:bookmark-start text:name="__RefHeading__163_1511968741"/>Pós-Condições<text:bookmark-end text:name="__RefHeading__274_309531963"/><text:bookmark-end text:name="__RefHeading__7661_1906137012"/><text:bookmark-end text:name="__RefHeading__494_490762481"/><text:bookmark-end text:name="__RefHeading__470_1105478727"/><text:bookmark-end text:name="__RefHeading__71_178789685"/><text:bookmark-end text:name="__RefHeading__89_1275273786"/><text:bookmark-end text:name="__RefHeading__117_349077762"/><text:bookmark-end text:name="__RefHeading__250_316480181"/><text:bookmark-end text:name="__RefHeading__163_1511968741"/></text:h>
              </text:list-item>
            </text:list>
          </text:list-item>
        </text:list>
        <text:p text:style-name="P5"><text:span text:style-name="T32">O estagiário é adicionado a uma turma </text:span><text:span text:style-name="T33">selecionada.</text:span></text:p>
        <text:list xml:id="list103219366862337" text:continue-numbering="true" text:style-name="WW8Num2">
          <text:list-item>
            <text:h text:style-name="P28" text:outline-level="1"><text:bookmark-start text:name="__RefHeading__276_309531963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119_349077762"/><text:bookmark-start text:name="__RefHeading__252_316480181"/><text:bookmark-start text:name="__RefHeading__165_1511968741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276_309531963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119_349077762"/><text:bookmark-end text:name="__RefHeading__252_316480181"/><text:bookmark-end text:name="__RefHeading__165_1511968741"/></text:h>
          </text:list-item>
        </text:list>
        <text:p text:style-name="P37"><text:span text:style-name="T16">Não</text:span><text:span text:style-name="Fonte_20_parág._20_padrão"><text:span text:style-name="T18"> </text:span></text:span><text:span text:style-name="T16">se</text:span><text:span text:style-name="Fonte_20_parág._20_padrão"><text:span text:style-name="T18"> </text:span></text:span><text:span text:style-name="T16">aplica</text:span></text:p>
        <text:list xml:id="list103219144204557" text:continue-numbering="true" text:style-name="WW8Num2">
          <text:list-item>
            <text:list>
              <text:list-item>
                <text:list>
                  <text:list-item>
                    <text:h text:style-name="P35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16">Pontos</text:span><text:span text:style-name="Fonte_20_parág._20_padrão"><text:span text:style-name="T18"> </text:span></text:span><text:span text:style-name="T16">de</text:span><text:span text:style-name="Fonte_20_parág._20_padrão"><text:span text:style-name="T18"> </text:span></text:span><text:span text:style-name="T16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7"><text:span text:style-name="T16">Não</text:span><text:span text:style-name="Fonte_20_parág._20_padrão"><text:span text:style-name="T18"> </text:span></text:span><text:span text:style-name="T16">se</text:span><text:span text:style-name="Fonte_20_parág._20_padrão"><text:span text:style-name="T18"> </text:span></text:span><text:span text:style-name="T16">aplica</text:span></text:p>
        <text:list xml:id="list103218391421057" text:continue-numbering="true" text:style-name="WW8Num2">
          <text:list-item>
            <text:list>
              <text:list-item>
                <text:list>
                  <text:list-item>
                    <text:h text:style-name="P35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16">Pontos</text:span><text:span text:style-name="Fonte_20_parág._20_padrão"><text:span text:style-name="T18"> </text:span></text:span><text:span text:style-name="T16">de</text:span><text:span text:style-name="Fonte_20_parág._20_padrão"><text:span text:style-name="T18"> </text:span></text:span><text:span text:style-name="T16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9"><text:bookmark-end text:name="_Ref418497390"/><text:bookmark-end text:name="_Ref439573339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Não se aplica<text:bookmark-end text:name="__RefHeading__252_309531963"/><text:bookmark-end text:name="__RefHeading__7641_1906137012"/><text:bookmark-end text:name="__RefHeading__97_349077762"/><text:bookmark-end text:name="__RefHeading__230_316480181"/><text:bookmark-end text:name="__RefHeading__143_1511968741"/><text:bookmark-end text:name="__RefHeading__250_309531963"/><text:bookmark-end text:name="__RefHeading__7639_1906137012"/><text:bookmark-end text:name="__RefHeading__95_349077762"/><text:bookmark-end text:name="__RefHeading__228_316480181"/><text:bookmark-end text:name="__RefHeading__141_1511968741"/><text:bookmark-end text:name="__RefHeading__256_309531963"/><text:bookmark-end text:name="__RefHeading__7645_1906137012"/><text:bookmark-end text:name="__RefHeading__101_349077762"/><text:bookmark-end text:name="__RefHeading__234_316480181"/><text:bookmark-end text:name="__RefHeading__147_1511968741"/><text:bookmark-end text:name="__RefHeading__260_309531963"/><text:bookmark-end text:name="__RefHeading__7647_1906137012"/><text:bookmark-end text:name="__RefHeading__103_349077762"/><text:bookmark-end text:name="__RefHeading__236_316480181"/><text:bookmark-end text:name="__RefHeading__149_1511968741"/><text:bookmark-end text:name="__RefHeading__262_309531963"/><text:bookmark-end text:name="__RefHeading__7695_1906137012"/><text:bookmark-end text:name="__RefHeading__105_349077762"/><text:bookmark-end text:name="__RefHeading__238_316480181"/><text:bookmark-end text:name="__RefHeading__151_151196874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3T10:32:17.794138217</dc:date>
    <meta:print-date>2007-05-07T23:41:00</meta:print-date>
    <meta:editing-cycles>31</meta:editing-cycles>
    <meta:editing-duration>PT1H33M37S</meta:editing-duration>
    <meta:generator>LibreOffice/4.2.7.2$Linux_X86_64 LibreOffice_project/420m0$Build-2</meta:generator>
    <meta:document-statistic meta:table-count="3" meta:image-count="2" meta:object-count="0" meta:page-count="2" meta:paragraph-count="44" meta:word-count="216" meta:character-count="1474" meta:non-whitespace-character-count="1222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